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423cm" fo:margin-bottom="0cm" style:contextual-spacing="false" fo:line-height="120%" fo:text-indent="0cm" style:auto-text-indent="false" style:writing-mode="lr-tb"/>
      <style:text-properties fo:font-variant="normal" fo:text-transform="none" fo:color="#2f5496" loext:opacity="100%" style:text-line-through-style="none" style:text-line-through-type="none" style:font-name="Calibri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071cm" fo:margin-bottom="0cm" style:contextual-spacing="false" fo:line-height="120%" fo:text-indent="0cm" style:auto-text-indent="false" style:writing-mode="lr-tb"/>
      <style:text-properties fo:font-variant="normal" fo:text-transform="none" fo:color="#2f5496" loext:opacity="100%" style:text-line-through-style="none" style:text-line-through-type="none" style:font-name="Calibri" fo:font-size="13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45fac428-7fff-907c-4f0b-156d5775f687"/>Examen S3 Design – Décembre 2025</text:h>
      <text:p text:style-name="P3">Par groupe (binôme)</text:p>
      <text:h text:style-name="P2" text:outline-level="2">Objectifs</text:h>
      <text:p text:style-name="P3">Conception de base de données, Requêtes SQL , Applications web</text:p>
      <text:p text:style-name="Text_20_body"/>
      <text:h text:style-name="P2" text:outline-level="2">Technique</text:h>
      <text:p text:style-name="P3">PHP Flight mvc – Mysql</text:p>
      <text:p text:style-name="P6"><text:span text:style-name="T1">Créer un Todo list  ( les tâches seront assignées pour chaque binôme)</text:span></text:p>
      <text:p text:style-name="P6"><text:span text:style-name="T1"/></text:p>
      <text:h text:style-name="P2" text:outline-level="2">Compréhension</text:h>
      <text:p text:style-name="P3">Une coopérative de taxis-motos possède plusieurs motos et plusieurs conducteurs.</text:p>
      <text:p text:style-name="P3">Un conducteur utilise une seule moto par jour, mais peut en changer le lendemain.</text:p>
      <text:p text:style-name="P3">Chaque course correspond à un horaire de début et de fin, le nombre de kilometre, et le montant payé par le client, un lieu de départ, un lieu d’arrivée.</text:p>
      <text:p text:style-name="Text_20_body"/>
      <text:p text:style-name="P3">On connaît aussi les données suivantes:</text:p>
      <text:list text:style-name="L1">
        <text:list-item>
          <text:p text:style-name="P4">consommation d’essence par kilometre pour une moto (ex: 2litres/100km)</text:p>
        </text:list-item>
        <text:list-item>
          <text:p text:style-name="P4">prix de l’essence</text:p>
        </text:list-item>
        <text:list-item>
          <text:p text:style-name="P4">le % de salaire par rapport au montant payé pour chaque conducteur</text:p>
        </text:list-item>
        <text:list-item>
          <text:p text:style-name="P4">le % par rapport au montant payé du coût de l’entretien pour chaque moto </text:p>
        </text:list-item>
      </text:list>
      <text:p text:style-name="Text_20_body"/>
      <text:p text:style-name="P3">Votre tâche est de créer la base de données, d’insérer des données de test, et d’effectuer les requêtes SQL nécessaires.</text:p>
      <text:p text:style-name="Text_20_body"/>
      <text:h text:style-name="P2" text:outline-level="2">Travail à faire</text:h>
      <text:p text:style-name="P3">Créer les tables et données nécessaires qui permettent de gérer les fonctionnalités :</text:p>
      <text:list text:style-name="L2">
        <text:list-item>
          <text:p text:style-name="P5">Gestion des courses</text:p>
          <text:list>
            <text:list-item>
              <text:p text:style-name="P5">création</text:p>
            </text:list-item>
            <text:list-item>
              <text:p text:style-name="P5">modification</text:p>
            </text:list-item>
            <text:list-item>
              <text:p text:style-name="P5">validation (une course validée ne peut plus être modifier)</text:p>
            </text:list-item>
          </text:list>
        </text:list-item>
        <text:list-item>
          <text:p text:style-name="P5">Créer directement les autres données nécessaires dans la table</text:p>
        </text:list-item>
        <text:list-item>
          <text:p text:style-name="P5">Page pour afficher une liste avec les colonnes suivants</text:p>
          <text:list>
            <text:list-item>
              <text:p text:style-name="P5">date </text:p>
            </text:list-item>
            <text:list-item>
              <text:p text:style-name="P5">recette (montant) </text:p>
            </text:list-item>
            <text:list-item>
              <text:p text:style-name="P5">dépense ( salaire + entretien)</text:p>
            </text:list-item>
            <text:list-item>
              <text:p text:style-name="P5"><text:soft-page-break/>bénéfice</text:p>
            </text:list-item>
          </text:list>
        </text:list-item>
      </text:list>
      <text:p text:style-name="P6"><text:span text:style-name="T1"><text:line-break/>mettre le total des recettes , dépenses et bénéfice en haut du tableau</text:span></text:p>
      <text:p text:style-name="Text_20_body"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07:52:26.392145306</meta:creation-date>
    <dc:date>2025-12-17T07:53:11.126939489</dc:date>
    <meta:editing-duration>PT45S</meta:editing-duration>
    <meta:editing-cycles>1</meta:editing-cycles>
    <meta:document-statistic meta:table-count="0" meta:image-count="0" meta:object-count="0" meta:page-count="2" meta:paragraph-count="31" meta:word-count="238" meta:character-count="1408" meta:non-whitespace-character-count="1203"/>
    <meta:generator>LibreOffice/24.2.7.2$Linux_X86_64 LibreOffice_project/420$Build-2</meta:generator>
  </office:meta>
</office:document-meta>
</file>